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" svg:stroke-width="0.025cm" svg:stroke-color="#454c51" draw:marker-start-width="0.236cm" draw:marker-start-center="false" draw:marker-end-width="0.236cm" draw:marker-end-center="false" draw:fill="solid" draw:fill-color="#d0e4a6" draw:fill-image-width="0cm" draw:fill-image-height="0cm" draw:textarea-horizontal-align="justify" draw:textarea-vertical-align="bottom" draw:auto-grow-height="false" draw:auto-grow-width="true" fo:min-height="9.468cm" fo:min-width="7.239cm" fo:padding-top="0.101cm" fo:padding-bottom="0.101cm" fo:padding-left="0.226cm" fo:padding-right="0.226cm" draw:shadow="hidden" draw:shadow-offset-x="0.305cm" draw:shadow-offset-y="0.305cm" draw:shadow-color="#808080"/>
    </style:style>
    <style:style style:name="gr2" style:family="graphic" style:parent-style-name="standard">
      <style:graphic-properties draw:stroke="solid" draw:stroke-dash="Dashed_20__28_var_29__20_4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7.167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3" style:family="graphic" style:parent-style-name="standard">
      <style:graphic-properties draw:stroke="solid" draw:stroke-dash="Dashed_20__28_var_29__20_5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7.181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4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ffff00" draw:fill-image-width="0cm" draw:fill-image-height="0cm" draw:textarea-horizontal-align="center" draw:textarea-vertical-align="middle" draw:auto-grow-height="false" draw:auto-grow-width="true" fo:min-height="0.252cm" fo:min-width="1.215cm" fo:padding-top="0.101cm" fo:padding-bottom="0.101cm" fo:padding-left="0.226cm" fo:padding-right="0.226cm" draw:shadow="hidden" draw:shadow-offset-x="0.305cm" draw:shadow-offset-y="0.305cm" draw:shadow-color="#808080"/>
    </style:style>
    <style:style style:name="gr5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6" style:family="graphic" style:parent-style-name="standard">
      <style:graphic-properties draw:stroke="solid" draw:stroke-dash="Dashed_20__28_var_29__20_10" svg:stroke-width="0.025cm" svg:stroke-color="#454c51" draw:marker-start-width="0.236cm" draw:marker-start-center="false" draw:marker-end-width="0.236cm" draw:marker-end-center="false" draw:fill="solid" draw:fill-color="#ffff66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7" style:family="graphic" style:parent-style-name="standard">
      <style:graphic-properties draw:stroke="solid" draw:stroke-dash="Dashed_20__28_var_29__20_11" svg:stroke-width="0.025cm" svg:stroke-color="#454c51" draw:marker-start-width="0.236cm" draw:marker-start-center="false" draw:marker-end-width="0.236cm" draw:marker-end-center="false" draw:fill="solid" draw:fill-color="#cccc00" draw:fill-image-width="0cm" draw:fill-image-height="0cm" draw:textarea-horizontal-align="center" draw:textarea-vertical-align="middle" draw:auto-grow-height="false" draw:auto-grow-width="true" fo:min-height="0.251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8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b3b300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9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23ff23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10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ffcc00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11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6fdcd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12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56cm" fo:min-width="6.55cm" fo:padding-top="0.101cm" fo:padding-bottom="0.101cm" fo:padding-left="0.226cm" fo:padding-right="0.226cm" draw:shadow="hidden" draw:shadow-offset-x="0.305cm" draw:shadow-offset-y="0.305cm" draw:shadow-color="#808080"/>
    </style:style>
    <style:style style:name="gr13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56cm" fo:min-width="7.084cm" fo:padding-top="0.101cm" fo:padding-bottom="0.101cm" fo:padding-left="0.226cm" fo:padding-right="0.226cm" draw:shadow="hidden" draw:shadow-offset-x="0.305cm" draw:shadow-offset-y="0.305cm" draw:shadow-color="#808080"/>
    </style:style>
    <style:style style:name="gr14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3.946cm" fo:min-width="4.757cm"/>
    </style:style>
    <style:style style:name="gr15" style:family="graphic" style:parent-style-name="standard">
      <style:graphic-properties draw:stroke="none" svg:stroke-color="#000000" draw:fill-color="#66cc00" draw:textarea-horizontal-align="justify" draw:textarea-vertical-align="middle" draw:auto-grow-height="false" fo:min-height="0.342cm" fo:min-width="3.843cm"/>
    </style:style>
    <style:style style:name="gr16" style:family="graphic" style:parent-style-name="standard">
      <style:graphic-properties draw:stroke="none" svg:stroke-color="#000000" draw:fill="none" draw:fill-color="#cccccc" fo:min-height="0.947cm" fo:min-width="3.931cm"/>
    </style:style>
    <style:style style:name="gr17" style:family="graphic" style:parent-style-name="standard">
      <style:graphic-properties draw:stroke="none" svg:stroke-color="#000000" draw:fill-color="#e4e5e6" draw:textarea-horizontal-align="justify" draw:textarea-vertical-align="middle" draw:auto-grow-height="false" fo:min-height="0.341cm" fo:min-width="3.843cm"/>
    </style:style>
    <style:style style:name="gr18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56cm" fo:min-width="4.01cm" fo:padding-top="0.101cm" fo:padding-bottom="0.101cm" fo:padding-left="0.226cm" fo:padding-right="0.226cm" draw:shadow="hidden" draw:shadow-offset-x="0.305cm" draw:shadow-offset-y="0.305cm" draw:shadow-color="#808080"/>
    </style:style>
    <style:style style:name="gr19" style:family="graphic" style:parent-style-name="objectwithoutfill">
      <style:graphic-properties draw:marker-start="Arrow" draw:marker-start-width="0.4cm" draw:marker-end="Arrow" draw:marker-end-width="0.4cm" draw:fill="none"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4cm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d0e4a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3" style:family="paragraph">
      <loext:graphic-properties draw:fill="solid" draw:fill-color="#7ac142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4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5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6" style:family="paragraph">
      <loext:graphic-properties draw:fill="solid" draw:fill-color="#ffff6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7" style:family="paragraph">
      <loext:graphic-properties draw:fill="solid" draw:fill-color="#cccc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8" style:family="paragraph">
      <loext:graphic-properties draw:fill="solid" draw:fill-color="#b3b3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9" style:family="paragraph">
      <loext:graphic-properties draw:fill="solid" draw:fill-color="#23ff2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0" style:family="paragraph">
      <loext:graphic-properties draw:fill="solid" draw:fill-color="#ffcc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1" style:family="paragraph">
      <loext:graphic-properties draw:fill="solid" draw:fill-color="#f6fdc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2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66cc00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ccccc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e4e5e6"/>
      <style:paragraph-properties fo:text-align="center"/>
      <style:text-properties fo:color="#000000" style:font-name="Courier2"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ourier2" fo:font-size="13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/>
    </style:style>
    <style:style style:name="P19" style:family="paragraph">
      <loext:graphic-properties draw:fill-color="#e4e5e6"/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Courier2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Courier2" fo:font-size="12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/>
    </style:style>
    <style:style style:name="T8" style:family="text">
      <style:text-properties fo:color="#000000" style:text-outline="false" style:text-line-through-style="none" style:text-line-through-type="none" style:font-name="Courier2" fo:font-size="12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27cm" svg:height="9.906cm" svg:x="0.28cm" svg:y="0.548cm">
          <text:p text:style-name="P1"><text:span text:style-name="T1">Services Cluster</text:span></text:p>
          <draw:enhanced-geometry svg:viewBox="0 0 21600 21600" draw:path-stretchpoint-x="10800" draw:path-stretchpoint-y="10800" draw:text-areas="?f3 ?f4 ?f5 ?f6" draw:type="round-rectangle" draw:modifiers="1099.50424929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76cm" svg:height="7.591cm" svg:x="0.429cm" svg:y="1.785cm">
          <text:p text:style-name="P1"><text:span text:style-name="T2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6cm" svg:height="7.605cm" svg:x="3.074cm" svg:y="1.771cm">
          <text:p text:style-name="P1"><text:span text:style-name="T2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6cm" svg:height="7.605cm" svg:x="5.692cm" svg:y="1.771cm">
          <text:p text:style-name="P1"><text:span text:style-name="T2">Nod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667cm" svg:height="0.454cm" svg:x="3.41cm" svg:y="2.7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68cm" svg:height="0.454cm" svg:x="3.409cm" svg:y="6.6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68cm" svg:height="0.454cm" svg:x="3.409cm" svg:y="4.9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8cm" svg:height="0.453cm" svg:x="3.409cm" svg:y="4.4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68cm" svg:height="0.454cm" svg:x="3.409cm" svg:y="3.8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68cm" svg:height="0.454cm" svg:x="3.409cm" svg:y="5.5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68cm" svg:height="0.454cm" svg:x="3.409cm" svg:y="3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68cm" svg:height="0.454cm" svg:x="3.409cm" svg:y="6.0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454cm" svg:x="0.71cm" svg:y="2.7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7.002cm" svg:height="0.762cm" svg:x="0.709cm" svg:y="8.168cm">
          <text:p text:style-name="P1"><text:span text:style-name="T3">Corosyn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68cm" svg:height="0.454cm" svg:x="0.709cm" svg:y="4.9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8cm" svg:height="0.453cm" svg:x="0.709cm" svg:y="4.4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68cm" svg:height="0.454cm" svg:x="0.709cm" svg:y="3.8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68cm" svg:height="0.454cm" svg:x="0.709cm" svg:y="5.5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68cm" svg:height="0.454cm" svg:x="0.709cm" svg:y="3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68cm" svg:height="0.454cm" svg:x="0.709cm" svg:y="6.0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454cm" svg:x="6.034cm" svg:y="2.7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68cm" svg:height="0.454cm" svg:x="6.033cm" svg:y="6.6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68cm" svg:height="0.454cm" svg:x="6.033cm" svg:y="4.9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8cm" svg:height="0.453cm" svg:x="6.033cm" svg:y="4.4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68cm" svg:height="0.454cm" svg:x="6.033cm" svg:y="3.8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68cm" svg:height="0.454cm" svg:x="6.033cm" svg:y="5.5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68cm" svg:height="0.454cm" svg:x="6.033cm" svg:y="3.3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68cm" svg:height="0.454cm" svg:x="6.033cm" svg:y="6.0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68cm" svg:height="0.454cm" svg:x="0.709cm" svg:y="6.6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" draw:id="id1" draw:layer="layout" svg:width="7.002cm" svg:height="0.762cm" svg:x="0.709cm" svg:y="7.268cm">
          <text:p text:style-name="P1"><text:span text:style-name="T3">Pacemak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7.536cm" svg:height="0.762cm" svg:x="0.429cm" svg:y="0.854cm">
          <text:p text:style-name="P1"><text:span text:style-name="T3">HAProxy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257cm" svg:height="4.196cm" draw:transform="rotate (0.000698131700797732) translate (9.857cm 0.2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9.657cm 0.4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9.457cm 0.6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9.257cm 0.8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449cm" svg:height="0.698cm" draw:transform="skewX (-0.00139626340159546) rotate (0.000698131700797732) translate (9.663cm 3.356cm)">
          <text:p text:style-name="P14"><text:span text:style-name="T4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6" draw:layer="layout" svg:width="4.431cm" svg:height="1.197cm" svg:x="9.671cm" svg:y="0.868cm">
          <draw:text-box>
            <text:p text:style-name="P14"><text:span text:style-name="T5">Compute node</text:span></text:p>
          </draw:text-box>
        </draw:frame>
        <draw:custom-shape draw:style-name="gr17" draw:text-style-name="P17" draw:layer="layout" svg:width="4.449cm" svg:height="0.697cm" draw:transform="skewX (-0.00139626340159546) rotate (0.000698131700797732) translate (9.664cm 1.794cm)">
          <text:p text:style-name="P14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4.449cm" svg:height="0.697cm" draw:transform="skewX (-0.00139626340159546) rotate (0.000698131700797732) translate (9.664cm 2.577cm)">
          <text:p text:style-name="P14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xml:id="id5" draw:id="id5" draw:layer="layout" svg:width="4.462cm" svg:height="0.762cm" svg:x="9.669cm" svg:y="4.158cm">
          <text:p text:style-name="P1"><text:span text:style-name="T7">pacemaker_remo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257cm" svg:height="4.196cm" draw:transform="rotate (0.000698131700797732) translate (16.457cm 0.2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6.257cm 0.4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6.057cm 0.6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5.857cm 0.8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449cm" svg:height="0.698cm" draw:transform="skewX (-0.00139626340159546) rotate (0.000698131700797732) translate (16.263cm 3.357cm)">
          <text:p text:style-name="P14"><text:span text:style-name="T4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6" draw:layer="layout" svg:width="4.431cm" svg:height="1.197cm" svg:x="16.271cm" svg:y="0.869cm">
          <draw:text-box>
            <text:p text:style-name="P14"><text:span text:style-name="T5">Compute node</text:span></text:p>
          </draw:text-box>
        </draw:frame>
        <draw:custom-shape draw:style-name="gr17" draw:text-style-name="P19" draw:layer="layout" svg:width="4.449cm" svg:height="0.697cm" draw:transform="skewX (-0.00139626340159546) rotate (0.000698131700797732) translate (16.264cm 1.795cm)">
          <text:p text:style-name="P14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4.449cm" svg:height="0.697cm" draw:transform="skewX (-0.00139626340159546) rotate (0.000698131700797732) translate (16.264cm 2.578cm)">
          <text:p text:style-name="P14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xml:id="id4" draw:id="id4" draw:layer="layout" svg:width="4.462cm" svg:height="0.762cm" svg:x="16.269cm" svg:y="4.159cm">
          <text:p text:style-name="P1"><text:span text:style-name="T8">pacemaker_remo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257cm" svg:height="4.196cm" draw:transform="rotate (0.000698131700797732) translate (9.857cm 6.8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9.657cm 7.0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9.457cm 7.2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9.257cm 7.4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449cm" svg:height="0.698cm" draw:transform="skewX (-0.00139626340159546) rotate (0.000698131700797732) translate (9.663cm 9.957cm)">
          <text:p text:style-name="P14"><text:span text:style-name="T4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6" draw:layer="layout" svg:width="4.431cm" svg:height="1.197cm" svg:x="9.671cm" svg:y="7.469cm">
          <draw:text-box>
            <text:p text:style-name="P14"><text:span text:style-name="T5">Compute node</text:span></text:p>
          </draw:text-box>
        </draw:frame>
        <draw:custom-shape draw:style-name="gr17" draw:text-style-name="P19" draw:layer="layout" svg:width="4.449cm" svg:height="0.697cm" draw:transform="skewX (-0.00139626340159546) rotate (0.000698131700797732) translate (9.664cm 8.395cm)">
          <text:p text:style-name="P14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4.449cm" svg:height="0.697cm" draw:transform="skewX (-0.00139626340159546) rotate (0.000698131700797732) translate (9.664cm 9.178cm)">
          <text:p text:style-name="P14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xml:id="id2" draw:id="id2" draw:layer="layout" svg:width="4.462cm" svg:height="0.762cm" svg:x="9.669cm" svg:y="10.759cm">
          <text:p text:style-name="P1"><text:span text:style-name="T8">pacemaker_remo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257cm" svg:height="4.196cm" draw:transform="rotate (0.000698131700797732) translate (16.457cm 6.88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6.257cm 7.08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6.057cm 7.28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5.857cm 7.48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449cm" svg:height="0.698cm" draw:transform="skewX (-0.00139626340159546) rotate (0.000698131700797732) translate (16.263cm 9.958cm)">
          <text:p text:style-name="P14"><text:span text:style-name="T4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6" draw:layer="layout" svg:width="4.431cm" svg:height="1.197cm" svg:x="16.271cm" svg:y="7.47cm">
          <draw:text-box>
            <text:p text:style-name="P14"><text:span text:style-name="T5">Compute node</text:span></text:p>
          </draw:text-box>
        </draw:frame>
        <draw:custom-shape draw:style-name="gr17" draw:text-style-name="P19" draw:layer="layout" svg:width="4.449cm" svg:height="0.697cm" draw:transform="skewX (-0.00139626340159546) rotate (0.000698131700797732) translate (16.264cm 8.396cm)">
          <text:p text:style-name="P14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4.449cm" svg:height="0.697cm" draw:transform="skewX (-0.00139626340159546) rotate (0.000698131700797732) translate (16.264cm 9.179cm)">
          <text:p text:style-name="P14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xml:id="id3" draw:id="id3" draw:layer="layout" svg:width="4.462cm" svg:height="0.762cm" svg:x="16.269cm" svg:y="10.76cm">
          <text:p text:style-name="P1"><text:span text:style-name="T8">pacemaker_remote</text:span></text:p>
          <draw:enhanced-geometry svg:viewBox="0 0 21600 21600" draw:type="rectangle" draw:enhanced-path="M 0 0 L 21600 0 21600 21600 0 21600 0 0 Z N"/>
        </draw:custom-shape>
        <draw:connector draw:style-name="gr19" draw:text-style-name="P21" draw:layer="layout" draw:line-skew="0.037cm 0.622cm" svg:x1="7.711cm" svg:y1="7.649cm" svg:x2="11.9cm" svg:y2="11.521cm" draw:start-shape="id1" draw:start-glue-point="1" draw:end-shape="id2" draw:end-glue-point="2" svg:d="M7711 7649h1016v5007h3173v-1135" svg:viewBox="0 0 4190 5008">
          <text:p/>
        </draw:connector>
        <draw:connector draw:style-name="gr19" draw:text-style-name="P21" draw:layer="layout" draw:line-skew="-3.263cm 0.621cm" svg:x1="7.711cm" svg:y1="7.649cm" svg:x2="18.5cm" svg:y2="11.522cm" draw:start-shape="id1" draw:start-glue-point="1" draw:end-shape="id3" draw:end-glue-point="2" svg:d="M7711 7649h1016v5007h9773v-1134" svg:viewBox="0 0 10790 5008">
          <text:p/>
        </draw:connector>
        <draw:connector draw:style-name="gr20" draw:text-style-name="P21" draw:layer="layout" draw:line-skew="-0.238cm" svg:x1="8.729cm" svg:y1="7.653cm" svg:x2="18.5cm" svg:y2="4.921cm" draw:end-shape="id4" draw:end-glue-point="2" svg:d="M8729 7653v-1347h9771v-1385" svg:viewBox="0 0 9772 2733">
          <text:p/>
        </draw:connector>
        <draw:connector draw:style-name="gr20" draw:text-style-name="P21" draw:layer="layout" svg:x1="11.898cm" svg:y1="6.287cm" svg:x2="11.9cm" svg:y2="4.92cm" draw:end-shape="id5" draw:end-glue-point="2" svg:d="M11898 6287v-427h2v-940" svg:viewBox="0 0 3 1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3T02:05:17.772189189</meta:creation-date>
    <dc:date>2016-04-13T11:06:12.722525249</dc:date>
    <dc:creator>Adam Spiers</dc:creator>
    <meta:editing-duration>PT1M8S</meta:editing-duration>
    <meta:editing-cycles>2</meta:editing-cycles>
    <meta:generator>LibreOffice/5.0.4.2$Linux_X86_64 LibreOffice_project/00m0$Build-2</meta:generator>
    <meta:document-statistic meta:object-count="71"/>
  </office:meta>
</office:document-meta>
</file>